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svg:stroke-color="#d62e4e" draw:fill="solid" draw:fill-color="#81aca6" draw:opacity="100%" draw:opacity-name="Transparency_20_1" draw:auto-grow-height="false" draw:fit-to-size="false" style:shrink-to-fit="true" fo:min-height="3.087cm">
        <style:columns fo:column-count="1" fo:column-gap="6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81aca6" draw:opacity="100%" draw:opacity-name="Transparency_20_1"/>
      <style:paragraph-properties style:writing-mode="lr-tb"/>
      <style:text-properties fo:color="#2a6099" loext:opacity="100%" style:font-name="Abyssinica SIL" fo:font-size="66pt" fo:background-color="#ffff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T1" style:family="text">
      <style:text-properties fo:color="#2a6099" loext:opacity="100%" style:font-name="Abyssinica SIL" fo:font-size="66pt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594cm" svg:height="3.087cm" draw:transform="rotate (0.619940950308386) translate (2.896cm 13.748cm)" presentation:class="title" presentation:user-transformed="true">
          <draw:text-box>
            <text:p><text:span text:style-name="T1">LibreOffice Imp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/>Notes about Bulle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Should be short</text:p>
              </text:list-item>
              <text:list-item>
                <text:p>Relate to the slide title</text:p>
              </text:list-item>
              <text:list-item>
                <text:p>Presenter should expla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Reasons for shourt bulle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Prevents presenter from reading slides</text:p>
              </text:list-item>
              <text:list-item>
                <text:p>Help keep audience intr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4.594cm" svg:height="3.087cm" draw:transform="rotate (0.619940950308386) translate (2.896cm 13.748cm)" presentation:class="title" presentation:user-transformed="true">
          <draw:text-box>
            <text:p><text:span text:style-name="T1">Thank You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4T17:10:10.786130139</meta:creation-date>
    <dc:date>2023-12-07T16:12:10.352197809</dc:date>
    <meta:editing-duration>PT3H8M5S</meta:editing-duration>
    <meta:editing-cycles>11</meta:editing-cycles>
    <meta:generator>LibreOffice/7.3.7.2$Linux_X86_64 LibreOffice_project/30$Build-2</meta:generator>
    <meta:document-statistic meta:object-count="35"/>
  </office:meta>
</office:document-meta>
</file>